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P2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3" style:parent-style-name="Standard" style:family="paragraph">
      <style:paragraph-properties fo:margin-top="0.0694in" fo:margin-bottom="0.0694in" fo:line-height="100%"/>
    </style:style>
    <style:style style:name="T4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5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6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9" style:parent-style-name="Standard" style:list-style-name="LFO1" style:family="paragraph">
      <style:paragraph-properties fo:margin-top="0.0694in" fo:margin-bottom="0.0694in" fo:line-height="100%"/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1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" style:parent-style-name="Standard" style:list-style-name="LFO1" style:family="paragraph">
      <style:paragraph-properties fo:margin-top="0.0694in" fo:margin-bottom="0.0694in" fo:line-height="100%"/>
    </style:style>
    <style:style style:name="T13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4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5" style:parent-style-name="Standard" style:list-style-name="LFO1" style:family="paragraph">
      <style:paragraph-properties fo:margin-top="0.0694in" fo:margin-bottom="0.0694in" fo:line-height="100%"/>
    </style:style>
    <style:style style:name="T16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7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e" style:country-asian="DE"/>
    </style:style>
    <style:style style:name="P20" style:parent-style-name="Standard" style:list-style-name="LFO2" style:family="paragraph">
      <style:paragraph-properties fo:margin-top="0.0694in" fo:margin-bottom="0.0694in" fo:line-height="100%"/>
    </style:style>
    <style:style style:name="T21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22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23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24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5" style:parent-style-name="Standard" style:list-style-name="LFO2" style:family="paragraph">
      <style:paragraph-properties fo:margin-top="0.0694in" fo:margin-bottom="0.0694in" fo:line-height="100%"/>
    </style:style>
    <style:style style:name="T26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27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29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30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31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33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4" style:parent-style-name="Standard" style:list-style-name="LFO2" style:family="paragraph">
      <style:paragraph-properties fo:margin-top="0.0694in" fo:margin-bottom="0.0694in" fo:line-height="100%"/>
    </style:style>
    <style:style style:name="T35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36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37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38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39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40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41" style:parent-style-name="Standard" style:list-style-name="LFO2" style:family="paragraph">
      <style:paragraph-properties fo:margin-top="0.0694in" fo:margin-bottom="0.0694in" fo:line-height="100%"/>
    </style:style>
    <style:style style:name="T42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43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44" style:parent-style-name="Standard" style:list-style-name="LFO2" style:family="paragraph">
      <style:paragraph-properties fo:margin-top="0.0694in" fo:margin-bottom="0.0694in" fo:line-height="100%"/>
    </style:style>
    <style:style style:name="T45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46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47" style:parent-style-name="Standard" style:list-style-name="LFO2" style:family="paragraph">
      <style:paragraph-properties fo:margin-top="0.0694in" fo:margin-bottom="0.0694in" fo:line-height="100%"/>
    </style:style>
    <style:style style:name="T48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49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50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51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52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e" style:country-asian="DE"/>
    </style:style>
    <style:style style:name="P53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54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55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56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5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58" style:parent-style-name="Standard" style:family="paragraph">
      <style:paragraph-properties fo:margin-top="0.0694in" fo:margin-bottom="0.0694in" fo:line-height="100%"/>
    </style:style>
    <style:style style:name="T59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60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61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62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63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64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65" style:parent-style-name="Standard" style:family="paragraph">
      <style:paragraph-properties fo:margin-top="0.0694in" fo:margin-bottom="0.0694in" fo:line-height="100%"/>
    </style:style>
    <style:style style:name="T66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67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68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6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70" style:parent-style-name="Standard" style:family="paragraph">
      <style:paragraph-properties fo:margin-top="0.0694in" fo:margin-bottom="0.0694in" fo:line-height="100%"/>
    </style:style>
    <style:style style:name="T71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72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73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74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75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76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7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7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7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80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81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82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83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84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85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86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87" style:parent-style-name="Standard" style:list-style-name="LFO3" style:family="paragraph">
      <style:paragraph-properties fo:margin-top="0.0694in" fo:margin-bottom="0.0694in" fo:line-height="100%"/>
    </style:style>
    <style:style style:name="T88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89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90" style:parent-style-name="Standard" style:list-style-name="LFO3" style:family="paragraph">
      <style:paragraph-properties fo:margin-top="0.0694in" fo:margin-bottom="0.0694in" fo:line-height="100%"/>
    </style:style>
    <style:style style:name="T91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92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93" style:parent-style-name="Standard" style:list-style-name="LFO3" style:family="paragraph">
      <style:paragraph-properties fo:margin-top="0.0694in" fo:margin-bottom="0.0694in" fo:line-height="100%"/>
    </style:style>
    <style:style style:name="T94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95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96" style:parent-style-name="Standard" style:list-style-name="LFO3" style:family="paragraph">
      <style:paragraph-properties fo:margin-top="0.0694in" fo:margin-bottom="0.0694in" fo:line-height="100%"/>
    </style:style>
    <style:style style:name="T97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98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9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00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e" style:country-asian="DE"/>
    </style:style>
    <style:style style:name="P101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02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03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e" style:country-asian="DE"/>
    </style:style>
    <style:style style:name="P104" style:parent-style-name="Standard" style:family="paragraph">
      <style:paragraph-properties fo:margin-top="0.0694in" fo:margin-bottom="0.0694in" fo:line-height="100%"/>
    </style:style>
    <style:style style:name="T105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106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T107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0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09" style:parent-style-name="Standard" style:list-style-name="LFO4" style:family="paragraph">
      <style:paragraph-properties fo:margin-top="0.0694in" fo:margin-bottom="0.0694in" fo:line-height="100%"/>
    </style:style>
    <style:style style:name="T11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11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12" style:parent-style-name="Standard" style:list-style-name="LFO4" style:family="paragraph">
      <style:paragraph-properties fo:margin-top="0.0694in" fo:margin-bottom="0.0694in" fo:line-height="100%"/>
    </style:style>
    <style:style style:name="T113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14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15" style:parent-style-name="Standard" style:list-style-name="LFO4" style:family="paragraph">
      <style:paragraph-properties fo:margin-top="0.0694in" fo:margin-bottom="0.0694in" fo:line-height="100%"/>
    </style:style>
    <style:style style:name="T116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17" style:parent-style-name="Absatz-Standardschriftar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1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19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0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1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2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3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4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5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6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27" style:parent-style-name="Standard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8" style:parent-style-name="Standard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2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e" style:country-asian="DE"/>
    </style:style>
    <style:style style:name="P130" style:parent-style-name="Standard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31" style:parent-style-name="Standard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132" style:parent-style-name="Standard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</office:automatic-styles>
  <office:body>
    <office:text text:use-soft-page-breaks="true">
      <text:h text:style-name="P1" text:outline-level="1">exibição-de-recursos-CS Documentation</text:h>
      <text:h text:style-name="P2" text:outline-level="2">Overview</text:h>
      <text:p text:style-name="P3"><text:span text:style-name="T4">The<text:s/></text:span><text:span text:style-name="T5">exibição-de-recursos-CS</text:span><text:span text:style-name="T6"><text:s/>project is a Windows Forms application designed to monitor and display system resource usage or the resource usage of the currently focused window. It provides real-time statistics such as CPU usage, available RAM, disk read/write speeds, and GPU information. Users have the option to choose between tracking system-wide resources or the resources of the currently focused window.</text:span></text:p>
      <text:h text:style-name="P7" text:outline-level="2">Project Structure</text:h>
      <text:p text:style-name="P8">The project consists of three main files:</text:p>
      <text:list text:style-name="LFO1" text:continue-numbering="true">
        <text:list-item>
          <text:p text:style-name="P9"><text:span text:style-name="T10">MainForm.cs</text:span><text:span text:style-name="T11">: This file contains the logic for tracking and displaying resource information.</text:span></text:p>
        </text:list-item>
        <text:list-item>
          <text:p text:style-name="P12"><text:span text:style-name="T13">MainForm.Designer.cs</text:span><text:span text:style-name="T14">: This file contains the design and layout of the form.</text:span></text:p>
        </text:list-item>
        <text:list-item>
          <text:p text:style-name="P15"><text:span text:style-name="T16">Program.cs</text:span><text:span text:style-name="T17">: This file contains the entry point of the application.</text:span></text:p>
        </text:list-item>
      </text:list>
      <text:h text:style-name="P18" text:outline-level="2">MainForm.cs</text:h>
      <text:h text:style-name="P19" text:outline-level="3">Fields</text:h>
      <text:list text:style-name="LFO2" text:continue-numbering="true">
        <text:list-item>
          <text:p text:style-name="P20"><text:span text:style-name="T21">updateTimer</text:span><text:span text:style-name="T22">: A<text:s/></text:span><text:span text:style-name="T23">Timer</text:span><text:span text:style-name="T24"><text:s/>object that triggers periodic updates to the resource information.</text:span></text:p>
        </text:list-item>
        <text:list-item>
          <text:p text:style-name="P25"><text:span text:style-name="T26">cpuCounter</text:span><text:span text:style-name="T27">,<text:s/></text:span><text:span text:style-name="T28">ramCounter</text:span><text:span text:style-name="T29">,<text:s/></text:span><text:span text:style-name="T30">diskReadCounter</text:span><text:span text:style-name="T31">,<text:s/></text:span><text:span text:style-name="T32">diskWriteCounter</text:span><text:span text:style-name="T33">: Performance counters for tracking system-wide CPU, RAM, disk read, and disk write operations, respectively.</text:span></text:p>
        </text:list-item>
        <text:list-item>
          <text:p text:style-name="P34"><text:span text:style-name="T35">processCpuCounter</text:span><text:span text:style-name="T36">,<text:s/></text:span><text:span text:style-name="T37">processDiskReadCounter</text:span><text:span text:style-name="T38">,<text:s/></text:span><text:span text:style-name="T39">processDiskWriteCounter</text:span><text:span text:style-name="T40">: Performance counters for tracking the CPU and disk operations of the currently focused window's process.</text:span></text:p>
        </text:list-item>
        <text:list-item>
          <text:p text:style-name="P41"><text:span text:style-name="T42">trackSystemResources</text:span><text:span text:style-name="T43">: A boolean flag indicating whether to track system-wide resources or the focused window's resources.</text:span></text:p>
        </text:list-item>
        <text:list-item>
          <text:p text:style-name="P44"><text:span text:style-name="T45">focusedWindowTitle</text:span><text:span text:style-name="T46">: A string to store the title of the currently focused window.</text:span></text:p>
        </text:list-item>
        <text:list-item>
          <text:p text:style-name="P47"><text:span text:style-name="T48">focusedWindowProcess</text:span><text:span text:style-name="T49">: A<text:s/></text:span><text:span text:style-name="T50">Process</text:span><text:span text:style-name="T51"><text:s/>object representing the currently focused window's process.</text:span></text:p>
        </text:list-item>
      </text:list>
      <text:h text:style-name="P52" text:outline-level="3">Methods</text:h>
      <text:h text:style-name="P53" text:outline-level="4">MainForm</text:h>
      <text:p text:style-name="P54">The constructor initializes the form components, performance counters, update timer, and displays a dialog for tracking options.</text:p>
      <text:h text:style-name="P55" text:outline-level="4">InitializePerformanceCounters</text:h>
      <text:p text:style-name="P56">Initializes the performance counters for system-wide resource tracking.</text:p>
      <text:soft-page-break/>
      <text:h text:style-name="P57" text:outline-level="4">InitializeUpdateTimer</text:h>
      <text:p text:style-name="P58"><text:span text:style-name="T59">Sets up the update timer to trigger every second, invoking the<text:s/></text:span><text:span text:style-name="T60">OnUpdateTimerTick</text:span><text:span text:style-name="T61"><text:s/>method.</text:span></text:p>
      <text:h text:style-name="P62" text:outline-level="4">ShowTrackingOptionDialog</text:h>
      <text:p text:style-name="P63">Displays a dialog asking the user whether to track system-wide resources or the focused window's resources.</text:p>
      <text:h text:style-name="P64" text:outline-level="4">OnUpdateTimerTick</text:h>
      <text:p text:style-name="P65"><text:span text:style-name="T66">Event handler for the timer's<text:s/></text:span><text:span text:style-name="T67">Tick</text:span><text:span text:style-name="T68"><text:s/>event. Invalidates the form to trigger a repaint based on the tracking option selected.</text:span></text:p>
      <text:h text:style-name="P69" text:outline-level="4">OnPaint</text:h>
      <text:p text:style-name="P70"><text:span text:style-name="T71">Event handler for the form's<text:s/></text:span><text:span text:style-name="T72">Paint</text:span><text:span text:style-name="T73"><text:s/>event. Clears the form and draws the resource information based on the tracking option selected.</text:span></text:p>
      <text:h text:style-name="P74" text:outline-level="4">GetSystemResourceInfo</text:h>
      <text:p text:style-name="P75">Retrieves and formats system-wide resource information, including CPU usage, available RAM, disk read/write speeds, and GPU information.</text:p>
      <text:h text:style-name="P76" text:outline-level="4">GetNTKernelVersion</text:h>
      <text:p text:style-name="P77">Returns the NT Kernel version of the operating system.</text:p>
      <text:h text:style-name="P78" text:outline-level="4">GetGPUInfo</text:h>
      <text:p text:style-name="P79">Retrieves and formats GPU information using WMI (Windows Management Instrumentation).</text:p>
      <text:h text:style-name="P80" text:outline-level="4">TrackFocusedWindow</text:h>
      <text:p text:style-name="P81">Tracks the resources of the currently focused window by obtaining its handle, process ID, and initializing the process-specific performance counters.</text:p>
      <text:h text:style-name="P82" text:outline-level="4">InitializeProcessPerformanceCounters</text:h>
      <text:p text:style-name="P83">Initializes the performance counters for tracking the CPU and disk operations of the specified process.</text:p>
      <text:h text:style-name="P84" text:outline-level="4">GetFocusedWindowInfo</text:h>
      <text:p text:style-name="P85">Retrieves and formats resource information for the currently focused window, including CPU usage, memory usage, disk read/write speeds, and GPU information.</text:p>
      <text:h text:style-name="P86" text:outline-level="4">PInvoke Declarations</text:h>
      <text:list text:style-name="LFO3" text:continue-numbering="true">
        <text:list-item>
          <text:p text:style-name="P87"><text:span text:style-name="T88">GetForegroundWindow</text:span><text:span text:style-name="T89">: Retrieves the handle of the foreground window.</text:span></text:p>
        </text:list-item>
        <text:list-item>
          <text:p text:style-name="P90"><text:span text:style-name="T91">GetWindowTextLength</text:span><text:span text:style-name="T92">: Retrieves the length of the window's title text.</text:span></text:p>
        </text:list-item>
        <text:list-item>
          <text:p text:style-name="P93"><text:span text:style-name="T94">GetWindowText</text:span><text:span text:style-name="T95">: Retrieves the window's title text.</text:span></text:p>
        </text:list-item>
        <text:list-item>
          <text:p text:style-name="P96"><text:span text:style-name="T97">GetWindowThreadProcessId</text:span><text:span text:style-name="T98">: Retrieves the process ID of the specified window.</text:span></text:p>
        </text:list-item>
      </text:list>
      <text:h text:style-name="P99" text:outline-level="2">MainForm.Designer.cs</text:h>
      <text:h text:style-name="P100" text:outline-level="3">InitializeComponent</text:h>
      <text:p text:style-name="P101">Sets up the layout and properties of the form, including size, background color, opacity, and event handlers. The form is configured to be borderless, always on top, and partially transparent.</text:p>
      <text:h text:style-name="P102" text:outline-level="2">Program.cs</text:h>
      <text:h text:style-name="P103" text:outline-level="3">Main</text:h>
      <text:p text:style-name="P104"><text:span text:style-name="T105">The entry point of the application. It enables visual styles, sets compatible text rendering, and runs the<text:s/></text:span><text:span text:style-name="T106">MainForm</text:span><text:span text:style-name="T107">.</text:span></text:p>
      <text:h text:style-name="P108" text:outline-level="2">Usage</text:h>
      <text:list text:style-name="LFO4" text:continue-numbering="true">
        <text:list-item>
          <text:p text:style-name="P109"><text:span text:style-name="T110">Run the Application</text:span><text:span text:style-name="T111">: Start the application by running the executable or launching it from Visual Studio.</text:span></text:p>
        </text:list-item>
        <text:list-item>
          <text:p text:style-name="P112"><text:span text:style-name="T113">Select Tracking Option</text:span><text:span text:style-name="T114">: A dialog will appear asking whether to track system-wide resources or the currently focused window's resources. Choose 'Yes' for system-wide resources or 'No' for the focused window.</text:span></text:p>
        </text:list-item>
        <text:list-item>
          <text:p text:style-name="P115"><text:span text:style-name="T116">View Resource Information</text:span><text:span text:style-name="T117">: The application will display the selected resource information on a semi-transparent, always-on-top window.</text:span></text:p>
        </text:list-item>
      </text:list>
      <text:h text:style-name="P118" text:outline-level="2">Dependencies</text:h>
      <text:list text:style-name="LFO5" text:continue-numbering="true">
        <text:list-item>
          <text:p text:style-name="P119">.NET Framework</text:p>
        </text:list-item>
        <text:list-item>
          <text:p text:style-name="P120">System.Diagnostics</text:p>
        </text:list-item>
        <text:list-item>
          <text:p text:style-name="P121">System.Drawing</text:p>
        </text:list-item>
        <text:list-item>
          <text:p text:style-name="P122">System.Linq</text:p>
        </text:list-item>
        <text:list-item>
          <text:p text:style-name="P123">System.Management</text:p>
        </text:list-item>
        <text:list-item>
          <text:p text:style-name="P124">System.Runtime.InteropServices</text:p>
        </text:list-item>
        <text:list-item>
          <text:p text:style-name="P125">System.Windows.Forms</text:p>
        </text:list-item>
      </text:list>
      <text:h text:style-name="P126" text:outline-level="2">Notes</text:h>
      <text:list text:style-name="LFO6" text:continue-numbering="true">
        <text:list-item>
          <text:p text:style-name="P127">Ensure the application has the necessary permissions to access performance counters and process information.</text:p>
        </text:list-item>
        <text:list-item>
          <text:p text:style-name="P128">The application updates the resource information every second, which may impact performance on lower-end systems.</text:p>
        </text:list-item>
      </text:list>
      <text:h text:style-name="P129" text:outline-level="2">Future Improvements</text:h>
      <text:soft-page-break/>
      <text:list text:style-name="LFO7" text:continue-numbering="true">
        <text:list-item>
          <text:p text:style-name="P130">Add more detailed resource information (e.g., network usage).</text:p>
        </text:list-item>
        <text:list-item>
          <text:p text:style-name="P131">Allow customization of the update interval.</text:p>
        </text:list-item>
        <text:list-item>
          <text:p text:style-name="P132">Improve the UI for better readability and customization option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nnes Bäumer - NFT automates</meta:initial-creator>
    <dc:creator>Hannes Bäumer - NFT automates</dc:creator>
    <meta:creation-date>2024-06-12T07:27:00Z</meta:creation-date>
    <dc:date>2024-06-12T07:32:00Z</dc:date>
    <meta:template xlink:href="Normal.dotm" xlink:type="simple"/>
    <meta:editing-cycles>1</meta:editing-cycles>
    <meta:editing-duration>PT0S</meta:editing-duration>
    <meta:document-statistic meta:page-count="4" meta:paragraph-count="9" meta:word-count="651" meta:character-count="4745" meta:row-count="34" meta:non-whitespace-character-count="4103"/>
  </office:meta>
</office:document-meta>
</file>